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7528" officeooo:paragraph-rsid="001b7528"/>
    </style:style>
    <style:style style:name="T1" style:family="text">
      <style:text-properties officeooo:rsid="001d3f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ienvenue sur mon site ! </text:span>Je suis Clément Maroy, étudiant en première année de BTS SIO à l’école IPSSI de Saint-Quentin en Yvelines. Ancien professeur d’anglais, j’ai fais le choix en 2021 de me reconvertir dans l’informatique, domaine qui m’a toujours passionné et dans lequel je prends aujourd’hui beaucoup de plaisir à évoluer.</text:p>
      <text:p text:style-name="P1">Sur <text:span text:style-name="T1">ce site</text:span>, vous pourrez visualiser les différents projets personnels et professionnels sur lesquels j’ai travaillé. N’hésitez pas à me contacter avec le formulaire à votre disposition sur la page contact si vous avez la moindre question. Bonne visite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9T13:45:00.448821471</meta:creation-date>
    <dc:date>2022-01-09T14:07:18.613807650</dc:date>
    <meta:editing-duration>PT8M15S</meta:editing-duration>
    <meta:editing-cycles>2</meta:editing-cycles>
    <meta:generator>LibreOffice/6.4.7.2$Linux_X86_64 LibreOffice_project/40$Build-2</meta:generator>
    <meta:document-statistic meta:table-count="0" meta:image-count="0" meta:object-count="0" meta:page-count="1" meta:paragraph-count="2" meta:word-count="93" meta:character-count="584" meta:non-whitespace-character-count="492"/>
  </office:meta>
</office:document-meta>
</file>